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miri" svg:font-family="Amiri" style:font-pitch="variable"/>
    <style:font-face style:name="Amiri Quran" svg:font-family="'Amiri Quran'" style:font-pitch="variable"/>
    <style:font-face style:name="Dyuthi" svg:font-family="Dyuth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5.005cm"/>
    </style:style>
    <style:style style:name="Table1.B" style:family="table-column">
      <style:table-column-properties style:column-width="1.00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f088" officeooo:paragraph-rsid="0000f088"/>
    </style:style>
    <style:style style:name="P2" style:family="paragraph" style:parent-style-name="Standard">
      <style:text-properties style:font-name="Amiri" fo:font-size="16pt" officeooo:rsid="0000f088" officeooo:paragraph-rsid="0000f088" style:font-size-asian="16pt" style:font-size-complex="16pt"/>
    </style:style>
    <style:style style:name="P3" style:family="paragraph" style:parent-style-name="Standard">
      <style:text-properties style:use-window-font-color="true" loext:opacity="0%" officeooo:rsid="0000f088" officeooo:paragraph-rsid="0000f088" fo:background-color="#81d41a"/>
    </style:style>
    <style:style style:name="P4" style:family="paragraph" style:parent-style-name="Standard">
      <style:text-properties style:text-underline-style="solid" style:text-underline-width="auto" style:text-underline-color="font-color" officeooo:rsid="0000f088" officeooo:paragraph-rsid="0000f088"/>
    </style:style>
    <style:style style:name="P5" style:family="paragraph" style:parent-style-name="Standard">
      <style:text-properties style:text-underline-style="solid" style:text-underline-width="auto" style:text-underline-color="font-color" officeooo:rsid="0002b333" officeooo:paragraph-rsid="0002b333"/>
    </style:style>
    <style:style style:name="P6" style:family="paragraph" style:parent-style-name="Standard">
      <style:text-properties style:text-underline-style="solid" style:text-underline-width="auto" style:text-underline-color="font-color" officeooo:rsid="000357f5" officeooo:paragraph-rsid="000357f5"/>
    </style:style>
    <style:style style:name="P7" style:family="paragraph" style:parent-style-name="Standard">
      <style:text-properties style:text-underline-style="solid" style:text-underline-width="auto" style:text-underline-color="font-color" officeooo:rsid="00051009" officeooo:paragraph-rsid="00051009"/>
    </style:style>
    <style:style style:name="P8" style:family="paragraph" style:parent-style-name="Standard">
      <style:text-properties style:text-underline-style="solid" style:text-underline-width="auto" style:text-underline-color="font-color" officeooo:rsid="0006b6e3" officeooo:paragraph-rsid="0006b6e3"/>
    </style:style>
    <style:style style:name="P9" style:family="paragraph" style:parent-style-name="Standard">
      <style:text-properties style:text-underline-style="none" officeooo:rsid="0000f088" officeooo:paragraph-rsid="0000f088"/>
    </style:style>
    <style:style style:name="P10" style:family="paragraph" style:parent-style-name="Standard">
      <style:text-properties style:text-underline-style="none" officeooo:rsid="000357f5" officeooo:paragraph-rsid="000357f5"/>
    </style:style>
    <style:style style:name="P11" style:family="paragraph" style:parent-style-name="Standard">
      <style:text-properties style:text-underline-style="none" officeooo:rsid="00051009" officeooo:paragraph-rsid="00051009"/>
    </style:style>
    <style:style style:name="P12" style:family="paragraph" style:parent-style-name="Standard">
      <style:text-properties style:text-underline-style="none" officeooo:rsid="0006b6e3" officeooo:paragraph-rsid="0006b6e3"/>
    </style:style>
    <style:style style:name="P13" style:family="paragraph" style:parent-style-name="Standard">
      <style:text-properties style:text-underline-style="none" officeooo:rsid="0006bbf3" officeooo:paragraph-rsid="0006bbf3"/>
    </style:style>
    <style:style style:name="P14" style:family="paragraph" style:parent-style-name="Standard">
      <style:text-properties officeooo:rsid="0002b333" officeooo:paragraph-rsid="0002b333"/>
    </style:style>
    <style:style style:name="P15" style:family="paragraph" style:parent-style-name="Standard">
      <style:text-properties officeooo:paragraph-rsid="0006b6e3"/>
    </style:style>
    <style:style style:name="P16" style:family="paragraph" style:parent-style-name="Table_20_Contents">
      <style:text-properties officeooo:rsid="00051009" officeooo:paragraph-rsid="00051009"/>
    </style:style>
    <style:style style:name="P17" style:family="paragraph" style:parent-style-name="Table_20_Contents">
      <style:paragraph-properties fo:text-align="center" style:justify-single-word="false"/>
      <style:text-properties officeooo:rsid="00051009" officeooo:paragraph-rsid="00051009"/>
    </style:style>
    <style:style style:name="P18" style:family="paragraph" style:parent-style-name="Table_20_Contents">
      <style:paragraph-properties fo:text-align="center" style:justify-single-word="false"/>
      <style:text-properties officeooo:rsid="0006bbf3" officeooo:paragraph-rsid="0006bbf3"/>
    </style:style>
    <style:style style:name="T1" style:family="text">
      <style:text-properties style:text-underline-style="none"/>
    </style:style>
    <style:style style:name="T2" style:family="text">
      <style:text-properties style:text-underline-style="none" officeooo:rsid="0006b6e3"/>
    </style:style>
    <style:style style:name="T3" style:family="text">
      <style:text-properties style:text-underline-style="none" officeooo:rsid="0006bbf3"/>
    </style:style>
    <style:style style:name="T4" style:family="text">
      <style:text-properties officeooo:rsid="000357f5"/>
    </style:style>
    <style:style style:name="T5" style:family="text">
      <style:text-properties officeooo:rsid="0006b6e3"/>
    </style:style>
    <style:style style:name="T6" style:family="text">
      <style:text-properties officeooo:rsid="0006bb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MACIÓN Y ORIENTACIÓN LABORAL</text:p>
      <text:p text:style-name="P1"/>
      <text:p text:style-name="P3">UNIDAD 1</text:p>
      <text:p text:style-name="P1"/>
      <text:p text:style-name="P1">Actividades</text:p>
      <text:p text:style-name="P1"/>
      <text:p text:style-name="P4">Ejercicio 2, página 7</text:p>
      <text:p text:style-name="P4"/>
      <text:p text:style-name="P9">Nieves, modista de profesión, trabaja como autónoma tanto de confección de ropa a medida como arreglos. Indica qué requisitos de los exigidos para que exista relación laboral no se dan cuando trabaja para un cliente al que presenta su factura.</text:p>
      <text:p text:style-name="P9"/>
      <text:p text:style-name="P9">Los requisitos que no se dan son la dependencia y que no trabaja por cuenta ajena. Ella no recibe instrucciones de ninguna empresa para realizar su trabajo (dependencia) y no tiene un salario fijo, depende de los clientes que tenga y ella es responsable de las pérdidas y de los beneficios.</text:p>
      <text:p text:style-name="P9"/>
      <text:p text:style-name="P9"/>
      <text:p text:style-name="P4">Ejercicio 3, página 8</text:p>
      <text:p text:style-name="P9"/>
      <text:p text:style-name="P1"><text:span text:style-name="T1">Sara, de 21 años, que estudió el Ciclo de Técnico en Jardinería y Floristería, convive con sus padres y trabaja en la floristería de la que son propietarios. Por este trabajo recibe el correspondiente salario. Indica si existe una relación laboral.</text:span></text:p>
      <text:p text:style-name="P1"><text:span text:style-name="T1"/></text:p>
      <text:p text:style-name="P14"><text:span text:style-name="T1">Si es relación laboral debido a que recibe un salario y a que tiene menos de treinta años. Si fuera mayor de treinta años no podría recibir un salario debido a que para ser contratada no puede convivir con sus familiares.</text:span></text:p>
      <text:p text:style-name="P14"><text:span text:style-name="T1"/></text:p>
      <text:p text:style-name="P14"><text:span text:style-name="T1"/></text:p>
      <text:p text:style-name="P5">Ejercicio <text:span text:style-name="T4">6</text:span>, página 11</text:p>
      <text:p text:style-name="P5"/>
      <text:p text:style-name="P10">Indica si las siguientes afirmaciones son correctas o incorrectas y explica por qué.</text:p>
      <text:p text:style-name="P10"/>
      <text:p text:style-name="P10">a) Un convenio puede mejorar las vacaciones que establece el Estatuto de los Trabajadores.</text:p>
      <text:p text:style-name="P10">Correcto. Según el principio de normativa mínima las normas aplicables en una relación laboral superiores marcan unos mínimos que las inferiores pueden igualar o mejorar. Puesto que el Estatuto de los Trabajadores esta en el apartado de leyes, que es superior al apartado de convenios, este debería igualar o mejorar las condiciones del trabajador.</text:p>
      <text:p text:style-name="P10"/>
      <text:p text:style-name="P11">b) Un contrato puede establecer un salario inferior al convenio. Incorrecto, debido a que el contrato es inferior al convenio, y como vimos en el apartado anterior las normas inferiores pueden igualar o mejorar, pero nunca empeorar.</text:p>
      <text:p text:style-name="P11"/>
      <text:p text:style-name="P11">c) Un trabajador puede renunciar a parte del salario que le corresponde por convenio a cambio de un contrato indefinido. Incorrecto, <text:span text:style-name="T5">según el principio de irrenunciabilidad de los derechos, un trabajador no puede renunciar a ninguno de estos aunque le traiga beneficios.</text:span></text:p>
      <text:p text:style-name="P11"/>
      <text:p text:style-name="P12">d) Un trabajador tiene derecho a un seguro médico privado que la empresa viene pagando desde hace diez años, aunque se suprimió para los trabajadores de nuevo ingreso. Correcto, como dice el principio de condición más beneficiosa, se tienen que conservar los beneficios aunque se apruebe una nueva norma con peores condiciones.</text:p>
      <text:p text:style-name="P6"/>
      <text:p text:style-name="P6"><text:soft-page-break/>Ejercicio 1, página 18</text:p>
      <text:p text:style-name="P6"/>
      <text:p text:style-name="P11">En un salón de peluquería trabajan varias personas. Indica en tu cuaderno si las actividades planteadas a continuación reúnen las características para ser consideradas actividades reguladas por el Derecho del Trabajo:</text:p>
      <text:p text:style-name="P11"/>
      <table:table table:name="Table1" table:style-name="Table1">
        <table:table-column table:style-name="Table1.A"/>
        <table:table-column table:style-name="Table1.B" table:number-columns-repeated="2"/>
        <table:table-row>
          <table:table-cell table:style-name="Table1.A1" office:value-type="string">
            <text:p text:style-name="P17">ACTIVIDADES</text:p>
          </table:table-cell>
          <table:table-cell table:style-name="Table1.A1" office:value-type="string">
            <text:p text:style-name="P17">SI</text:p>
          </table:table-cell>
          <table:table-cell table:style-name="Table1.C1" office:value-type="string">
            <text:p text:style-name="P17">NO</text:p>
          </table:table-cell>
        </table:table-row>
        <table:table-row>
          <table:table-cell table:style-name="Table1.A2" office:value-type="string">
            <text:p text:style-name="P16">La propietaria del salón.</text:p>
          </table:table-cell>
          <table:table-cell table:style-name="Table1.A2" office:value-type="string">
            <text:p text:style-name="P17"/>
          </table:table-cell>
          <table:table-cell table:style-name="Table1.C2" office:value-type="string">
            <text:p text:style-name="P17">X</text:p>
          </table:table-cell>
        </table:table-row>
        <table:table-row>
          <table:table-cell table:style-name="Table1.A2" office:value-type="string">
            <text:p text:style-name="P16">Una recepcionista con un contrato temporal.</text:p>
          </table:table-cell>
          <table:table-cell table:style-name="Table1.A2" office:value-type="string">
            <text:p text:style-name="P17">X</text:p>
          </table:table-cell>
          <table:table-cell table:style-name="Table1.C2" office:value-type="string">
            <text:p text:style-name="Table_20_Contents"/>
          </table:table-cell>
        </table:table-row>
        <table:table-row>
          <table:table-cell table:style-name="Table1.A2" office:value-type="string">
            <text:p text:style-name="P16">Un estudiante que acaba de terminar los estudios de Técnico Superior en Estética y Belleza y tiene un contrato en prácticas.</text:p>
          </table:table-cell>
          <table:table-cell table:style-name="Table1.A2" office:value-type="string">
            <text:p text:style-name="P18">X</text:p>
          </table:table-cell>
          <table:table-cell table:style-name="Table1.C2" office:value-type="string">
            <text:p text:style-name="P17"/>
          </table:table-cell>
        </table:table-row>
        <table:table-row>
          <table:table-cell table:style-name="Table1.A2" office:value-type="string">
            <text:p text:style-name="P16">Tres oficiales de peluquería y cosmética capilar con un contrato indefinido.</text:p>
          </table:table-cell>
          <table:table-cell table:style-name="Table1.A2" office:value-type="string">
            <text:p text:style-name="P17">X</text:p>
          </table:table-cell>
          <table:table-cell table:style-name="Table1.C2" office:value-type="string">
            <text:p text:style-name="Table_20_Contents"/>
          </table:table-cell>
        </table:table-row>
        <table:table-row>
          <table:table-cell table:style-name="Table1.A2" office:value-type="string">
            <text:p text:style-name="P16">Un estudiante que esta realizando la Formación en Centros de Trabajo en ese centro.</text:p>
          </table:table-cell>
          <table:table-cell table:style-name="Table1.A2" office:value-type="string">
            <text:p text:style-name="Table_20_Contents"/>
          </table:table-cell>
          <table:table-cell table:style-name="Table1.C2" office:value-type="string">
            <text:p text:style-name="P17">X</text:p>
          </table:table-cell>
        </table:table-row>
        <table:table-row>
          <table:table-cell table:style-name="Table1.A2" office:value-type="string">
            <text:p text:style-name="P16">Una hija de 32 años de la propietaria que ayuda en el salón los sábados.</text:p>
          </table:table-cell>
          <table:table-cell table:style-name="Table1.A2" office:value-type="string">
            <text:p text:style-name="Table_20_Contents"/>
          </table:table-cell>
          <table:table-cell table:style-name="Table1.C2" office:value-type="string">
            <text:p text:style-name="P17">X</text:p>
          </table:table-cell>
        </table:table-row>
      </table:table>
      <text:p text:style-name="P11"/>
      <text:p text:style-name="P11"/>
      <text:p text:style-name="P7">Ejercicio 2, página 18</text:p>
      <text:p text:style-name="P7"/>
      <text:p text:style-name="P11">De las siguientes actividades, indica en tu cuaderno cuáles son relaciones laborales especiales y cuáles están excluidas del Derecho del Trabajo.</text:p>
      <text:p text:style-name="P11"/>
      <text:p text:style-name="P11">a) Trabajadores <text:span text:style-name="T5">voluntarios que participaron en una jornada de concienciación limpiando la playa de Valencia. Excluida del Derecho del Trabajo.</text:span></text:p>
      <text:p text:style-name="P11"/>
      <text:p text:style-name="P12">b) Trabajo realizado por un jugador de baloncesto profesional. Relación laboral especial.</text:p>
      <text:p text:style-name="P12"/>
      <text:p text:style-name="P15"><text:span text:style-name="T2">c) Un funcionario público que trabaja en el Ministerio de Empleo como auxiliar. </text:span><text:span text:style-name="T3">Excluida de Derecho del Trabajo.</text:span></text:p>
      <text:p text:style-name="P12"/>
      <text:p text:style-name="P12">d) Un comisionista de una empresa de seguros. Excluida del Derecho del Trabajo.</text:p>
      <text:p text:style-name="P12"/>
      <text:p text:style-name="P12">e) Una persona que ayuda en la vendimia a un familiar. Excluida del Derecho del Trabajo.</text:p>
      <text:p text:style-name="P12"/>
      <text:p text:style-name="P12">f) Una empleada de hogar. <text:span text:style-name="T6">Relación laboral especial.</text:span></text:p>
      <text:p text:style-name="P12"/>
      <text:p text:style-name="P12"/>
      <text:p text:style-name="P8">Ejercicio 4, página 18</text:p>
      <text:p text:style-name="P8"/>
      <text:p text:style-name="P12">Mateo lleva doce años trabajando como operario en una empresa de fabricación de productos químicos. Desde que ingresó, aunque no estaba establecido en su convenio colectivo ni en su contrato, la empresa le pagaba una ayuda para transporte. La empresa, según le han comunicado sus representantes, quiere cancelar esta ayuda, ya que era un beneficio voluntario que la empresa les concedía. ¿Puede la empresa suprimir el derecho del que disfrutan Mateo y los demás trabajadores?</text:p>
      <text:p text:style-name="P12"/>
      <text:p text:style-name="P13">Aunque no este comprendido en el contrato o en el convenio, es una costumbre que tenía la empresa y esta dentro de las Normas a aplicar en una relación laboral, por lo que según el principio de condición mas beneficiosa, se debe conservar el beneficio aunque se apruebe esta nueva norm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miri" svg:font-family="Amiri" style:font-pitch="variable"/>
    <style:font-face style:name="Amiri Quran" svg:font-family="'Amiri Quran'" style:font-pitch="variable"/>
    <style:font-face style:name="Dyuthi" svg:font-family="Dyuth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20:16:45.973430064</meta:creation-date>
    <dc:date>2020-10-08T21:19:11.748491312</dc:date>
    <meta:editing-duration>PT8M34S</meta:editing-duration>
    <meta:editing-cycles>1</meta:editing-cycles>
    <meta:document-statistic meta:table-count="1" meta:image-count="0" meta:object-count="0" meta:page-count="2" meta:paragraph-count="44" meta:word-count="761" meta:character-count="4664" meta:non-whitespace-character-count="3947"/>
    <meta:generator>LibreOffice/7.0.1.2$Linux_X86_64 LibreOffice_project/7cbcfc562f6eb6708b5ff7d7397325de9e764452</meta:generator>
  </office:meta>
</office:document-meta>
</file>